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io_2triDiag_saida_mul_matrix" table:style-name="ta1">
        <table:shapes>
          <draw:frame draw:z-index="0" draw:style-name="gr1" draw:text-style-name="P1" svg:width="159.99mm" svg:height="89.99mm" svg:x="192.2mm" svg:y="16.67mm">
            <draw:object draw:notify-on-update-of-ranges="Exercicio_2triDiag_saida_mul_matrix.B1:Exercicio_2triDiag_saida_mul_matrix.B10 Exercicio_2triDiag_saida_mul_matrix.C1:Exercicio_2triDiag_saida_mul_matrix.C1 Exercicio_2triDiag_saida_mul_matrix.C2:Exercicio_2triDiag_saida_mul_matrix.C10 Exercicio_2triDiag_saida_mul_matrix.D1:Exercicio_2triDiag_saida_mul_matrix.D1 Exercicio_2triDiag_saida_mul_matrix.D2:Exercicio_2triDiag_saida_mul_matrix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.643" calcext:value-type="float">
            <text:p>2,643</text:p>
          </table:table-cell>
          <table:table-cell office:value-type="float" office:value="1.6454" calcext:value-type="float">
            <text:p>1,64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.643" calcext:value-type="float">
            <text:p>2,643</text:p>
          </table:table-cell>
          <table:table-cell office:value-type="float" office:value="1.4441" calcext:value-type="float">
            <text:p>1,444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.643" calcext:value-type="float">
            <text:p>2,643</text:p>
          </table:table-cell>
          <table:table-cell office:value-type="float" office:value="1.2877" calcext:value-type="float">
            <text:p>1,28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643" calcext:value-type="float">
            <text:p>2,643</text:p>
          </table:table-cell>
          <table:table-cell office:value-type="float" office:value="1.2438" calcext:value-type="float">
            <text:p>1,24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.643" calcext:value-type="float">
            <text:p>2,643</text:p>
          </table:table-cell>
          <table:table-cell office:value-type="float" office:value="1.3369" calcext:value-type="float">
            <text:p>1,33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.643" calcext:value-type="float">
            <text:p>2,643</text:p>
          </table:table-cell>
          <table:table-cell office:value-type="float" office:value="1.417" calcext:value-type="float">
            <text:p>1,4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2.643" calcext:value-type="float">
            <text:p>2,643</text:p>
          </table:table-cell>
          <table:table-cell office:value-type="float" office:value="1.4721" calcext:value-type="float">
            <text:p>1,47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.643" calcext:value-type="float">
            <text:p>2,643</text:p>
          </table:table-cell>
          <table:table-cell office:value-type="float" office:value="1.5792" calcext:value-type="float">
            <text:p>1,5792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43" calcext:value-type="float">
            <text:p>2,643</text:p>
          </table:table-cell>
          <table:table-cell office:value-type="float" office:value="2.5631" calcext:value-type="float">
            <text:p>2,56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18:08:31.303310512</dc:date>
    <meta:editing-duration>PT11M45S</meta:editing-duration>
    <meta:editing-cycles>1</meta:editing-cycles>
    <meta:document-statistic meta:table-count="1" meta:cell-count="4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59cm" svg:y="3.952cm" style:legend-expansion="high" chart:style-name="ch2"/>
        <chart:plot-area chart:style-name="ch3" table:cell-range-address="Exercicio_2triDiag_saida_mul_matrix.B1:Exercicio_2triDiag_saida_mul_matrix.D10" chart:data-source-has-labels="both" svg:x="0.32cm" svg:y="0.18cm" svg:width="12.719cm" svg:height="8.64cm">
          <chartooo:coordinate-region svg:x="1.18cm" svg:y="0.379cm" svg:width="11.579cm" svg:height="7.794cm"/>
          <chart:axis chart:dimension="x" chart:name="primary-x" chart:style-name="ch4" chartooo:axis-type="auto">
            <chartooo:date-scale/>
            <chart:categories table:cell-range-address="Exercicio_2triDiag_saida_mul_matrix.B1:Exercicio_2triDiag_saida_mul_matrix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ercicio_2triDiag_saida_mul_matrix.C2:Exercicio_2triDiag_saida_mul_matrix.C10" chart:label-cell-address="Exercicio_2triDiag_saida_mul_matrix.C1:Exercicio_2triDiag_saida_mul_matrix.C1" chart:class="chart:line">
            <chart:data-point chart:repeated="9"/>
          </chart:series>
          <chart:series chart:style-name="ch7" chart:values-cell-range-address="Exercicio_2triDiag_saida_mul_matrix.D2:Exercicio_2triDiag_saida_mul_matrix.D10" chart:label-cell-address="Exercicio_2triDiag_saida_mul_matrix.D1:Exercicio_2triDiag_saida_mul_matrix.D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Exercicio_2triDiag_saida_mul_matrix.C1:Exercicio_2triDiag_saida_mul_matrix.C1</svg:desc>
                </draw:g>
              </table:table-cell>
              <table:table-cell office:value-type="string">
                <text:p> Bloco</text:p>
                <draw:g>
                  <svg:desc>Exercicio_2triDiag_saida_mul_matrix.D1:Exercicio_2triDiag_saida_mul_matri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blockSize </text:p>
                <draw:g>
                  <svg:desc>Exercicio_2triDiag_saida_mul_matrix.B1:Exercicio_2triDiag_saida_mul_matrix.B10</svg:desc>
                </draw:g>
              </table:table-cell>
              <table:table-cell office:value-type="float" office:value="2.643">
                <text:p>2.643</text:p>
                <draw:g>
                  <svg:desc>Exercicio_2triDiag_saida_mul_matrix.C2:Exercicio_2triDiag_saida_mul_matrix.C10</svg:desc>
                </draw:g>
              </table:table-cell>
              <table:table-cell office:value-type="float" office:value="1.6454">
                <text:p>1.6454</text:p>
                <draw:g>
                  <svg:desc>Exercicio_2triDiag_saida_mul_matrix.D2:Exercicio_2triDiag_saida_mul_matrix.D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43">
                <text:p>2.643</text:p>
              </table:table-cell>
              <table:table-cell office:value-type="float" office:value="1.4441">
                <text:p>1.44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643">
                <text:p>2.643</text:p>
              </table:table-cell>
              <table:table-cell office:value-type="float" office:value="1.2877">
                <text:p>1.28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643">
                <text:p>2.643</text:p>
              </table:table-cell>
              <table:table-cell office:value-type="float" office:value="1.2438">
                <text:p>1.24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643">
                <text:p>2.643</text:p>
              </table:table-cell>
              <table:table-cell office:value-type="float" office:value="1.3369">
                <text:p>1.33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43">
                <text:p>2.643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643">
                <text:p>2.643</text:p>
              </table:table-cell>
              <table:table-cell office:value-type="float" office:value="1.4721">
                <text:p>1.472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643">
                <text:p>2.643</text:p>
              </table:table-cell>
              <table:table-cell office:value-type="float" office:value="1.5792">
                <text:p>1.579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643">
                <text:p>2.643</text:p>
              </table:table-cell>
              <table:table-cell office:value-type="float" office:value="2.5631">
                <text:p>2.56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